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0d3c29"/>
    </style:style>
    <style:style style:name="P3" style:family="paragraph" style:parent-style-name="Standard">
      <style:paragraph-properties fo:line-height="150%"/>
      <style:text-properties officeooo:paragraph-rsid="000d666a"/>
    </style:style>
    <style:style style:name="P4" style:family="paragraph" style:parent-style-name="Standard">
      <style:text-properties fo:font-size="20pt" fo:font-weight="bold" officeooo:rsid="000fffba" officeooo:paragraph-rsid="000fffba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5pt" fo:font-weight="bold" officeooo:rsid="000fffba" officeooo:paragraph-rsid="000fffba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/>
    </style:style>
    <style:style style:name="P8" style:family="paragraph" style:parent-style-name="Standard">
      <style:paragraph-properties fo:line-height="150%"/>
      <style:text-properties fo:color="#2a2a2a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2a2a" loext:opacity="100%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ring Me To Life</text:p>
      <text:p text:style-name="P5">Evanescence</text:p>
      <text:p text:style-name="Standard"/>
      <text:section text:style-name="Sect1" text:name="Seção1">
        <text:p text:style-name="P7">How can you see into my eyes like open doors?</text:p>
        <text:p text:style-name="P8">Leading you down into my core, where I've become so numb</text:p>
        <text:p text:style-name="P8">Without a soul, my spirit's sleeping somewhere cold</text:p>
        <text:p text:style-name="P8">Until you find it there and lead it back home</text:p>
        <text:p text:style-name="P1"/>
        <text:p text:style-name="P8">(Wake me up) wake me up inside</text:p>
        <text:p text:style-name="P8">(I can't wake up) wake me up inside</text:p>
        <text:p text:style-name="P8">(Save me) call my name and save me from the dark</text:p>
        <text:p text:style-name="P8">(Wake me up) bid my blood to run</text:p>
        <text:p text:style-name="P8">(I can't wake up) before I come undone</text:p>
        <text:p text:style-name="P8">(Save me) save me from the nothing I've become</text:p>
        <text:p text:style-name="P1"/>
        <text:p text:style-name="P8">Now that I know what I'm without</text:p>
        <text:p text:style-name="P8">You can't just leave me</text:p>
        <text:p text:style-name="P8">Breathe into me and make me real</text:p>
        <text:p text:style-name="P8">Bring me to life</text:p>
        <text:p text:style-name="P1"/>
        <text:p text:style-name="P8">(Wake me up) wake me up inside</text:p>
        <text:p text:style-name="P8">(I can't wake up) wake me up inside</text:p>
        <text:p text:style-name="P8">(Save me) call my name and save me from the dark</text:p>
        <text:p text:style-name="P8">(Wake me up) bid my blood to run</text:p>
        <text:p text:style-name="P8">(I can't wake up) before I come undone</text:p>
        <text:p text:style-name="P8">(Save me) save me from the nothing I've become</text:p>
        <text:p text:style-name="P1"/>
        <text:p text:style-name="P1"/>
        <text:p text:style-name="P1"/>
        <text:p text:style-name="P8">(Bring me to life)</text:p>
        <text:p text:style-name="P8">(I've been living a lie)</text:p>
        <text:p text:style-name="P7">(There's nothing inside)</text:p>
        <text:p text:style-name="P8">(Bring me to life)</text:p>
        <text:p text:style-name="P1"/>
        <text:p text:style-name="P8">Frozen inside without your touch</text:p>
        <text:p text:style-name="P8">Without your love, darling</text:p>
        <text:p text:style-name="P8">Only you are the life among the dead</text:p>
        <text:p text:style-name="P8">All this time I can't believe I couldn't see</text:p>
        <text:p text:style-name="P8">Kept in the dark but you were there in front of me</text:p>
        <text:p text:style-name="P8">I've been sleeping a thousand years it seems</text:p>
        <text:p text:style-name="P8">Got to open my eyes to everything</text:p>
        <text:p text:style-name="P8">Without a thought, without a voice, without a soul</text:p>
        <text:p text:style-name="P8">Don't let me die here, there must be something more</text:p>
        <text:p text:style-name="P8">Bring me to life</text:p>
        <text:p text:style-name="P1"/>
        <text:p text:style-name="P8">(Wake me up) wake me up inside</text:p>
        <text:p text:style-name="P8">(I can't wake up) wake me up inside</text:p>
        <text:p text:style-name="P8">(Save me) call my name and save me from the dark</text:p>
        <text:p text:style-name="P8">(Wake me up) bid my blood to run</text:p>
        <text:p text:style-name="P8">(I can't wake up) before I come undone</text:p>
        <text:p text:style-name="P8">(Save me) save me from the nothing I've become</text:p>
        <text:p text:style-name="P1"/>
        <text:p text:style-name="P8">(Bring me to life)</text:p>
        <text:p text:style-name="P8">(I've been living a lie)</text:p>
        <text:p text:style-name="P8">(There's nothing inside)</text:p>
        <text:p text:style-name="P1"><text:span text:style-name="T2">(Bring me to life)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12-16T07:47:38.001605383</dc:date>
    <meta:editing-duration>PT17M52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46" meta:word-count="328" meta:character-count="1564" meta:non-whitespace-character-count="1282"/>
  </office:meta>
</office:document-meta>
</file>